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55e00" draw:textarea-vertical-align="middle" draw:auto-grow-height="false" fo:min-height="0.749cm" fo:min-width="0.499cm"/>
    </style:style>
    <style:style style:name="gr7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800080" draw:marker-start-width="0.45cm" draw:marker-end-width="0.45cm" draw:fill="none" draw:fill-color="#ffffff" draw:auto-grow-height="true" draw:auto-grow-width="false" fo:max-height="0cm" fo:min-height="1.182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1.182cm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1cm" svg:stroke-color="#00ff0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355e00" draw:textarea-vertical-align="middle" draw:auto-grow-height="false" fo:min-height="0.749cm" fo:min-width="0.499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width="0.1cm" svg:stroke-color="#00008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1pt" style:font-size-asian="11pt" style:font-size-complex="11pt"/>
    </style:style>
    <style:style style:name="P5" style:family="paragraph">
      <style:text-properties fo:color="#00ff00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00ff00" fo:font-size="10pt" style:font-size-asian="10pt" style:font-size-complex="10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emshow</text:p>
          </draw:text-box>
        </draw:frame>
        <draw:frame presentation:style-name="pr2" draw:layer="layout" svg:width="25.199cm" svg:height="13.86cm" svg:x="1.4cm" svg:y="4.914cm" presentation:class="subtitle">
          <draw:text-box>
            <text:p>Manual</text:p>
            <text:p>V0.1</text:p>
            <text:p>As of 25.11.2010</text:p>
            <text:p>frank.meisel@lhep.unibe.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scription</text:p>
          </draw:text-box>
        </draw:frame>
        <draw:frame presentation:style-name="pr5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This manual is intended to make the user familiar on the way shower energy reconstruction is done in fedra.</text:p>
              </text:list-item>
              <text:list-item>
                <text:p>The user should not bother about details.</text:p>
              </text:list-item>
              <text:list-item>
                <text:p>To increase the performance, the user may give additional information on the data to obtain a better result.</text:p>
              </text:list-item>
            </text:list>
          </draw:text-box>
        </draw:frame>
        <draw:frame draw:style-name="gr2" draw:layer="layout" svg:width="18.5cm" svg:height="3.806cm" svg:x="8.5cm" svg:y="17cm">
          <draw:text-box>
            <text:p>Notice:</text:p>
            <text:p><text:span text:style-name="T1">emshow</text:span> <text:s/>is almost identical to the programmed version called <text:span text:style-name="T1">showrec</text:span> <text:s/>which I developed for shower reconstruction studies.</text:p>
            <text:p>Showrec is put on the OPERA wiki page under FEDRA category: LINK: PUT IN HERE THE DIRECT LINK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9">
        <office:forms form:automatic-focus="false" form:apply-design-mode="false"/>
        <draw:g>
          <draw:custom-shape draw:style-name="gr3" draw:text-style-name="P3" draw:layer="layout" svg:width="1cm" svg:height="10cm" svg:x="2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3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4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5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6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7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8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9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0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1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2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3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4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5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6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7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8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19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20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21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22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23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24cm" svg:y="5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0cm" svg:x="25cm" svg:y="5.7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199cm" svg:height="3.256cm" svg:x="1.4cm" svg:y="0.962cm" presentation:class="title">
          <draw:text-box>
            <text:p>emshow: <text:s/>basic principle</text:p>
          </draw:text-box>
        </draw:frame>
        <draw:frame draw:style-name="gr4" draw:layer="layout" svg:width="5.087cm" svg:height="0.962cm" svg:x="1cm" svg:y="3.947cm">
          <draw:text-box>
            <text:p>Brick: 57 Plates.</text:p>
          </draw:text-box>
        </draw:frame>
        <draw:g>
          <draw:custom-shape draw:style-name="gr5" draw:text-style-name="P3" draw:layer="layout" svg:width="1cm" svg:height="0.5cm" svg:x="10cm" svg:y="10.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9cm" svg:y="10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0cm" svg:y="10.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2cm" svg:y="10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1cm" svg:y="10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2cm" svg:y="9.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3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2cm" svg:y="11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3cm" svg:y="11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5cm" svg:y="11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4cm" svg:y="11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5cm" svg:y="10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7cm" svg:y="12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6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7cm" svg:y="11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9cm" svg:y="12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8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9cm" svg:y="11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0cm" svg:y="10.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9cm" svg:y="10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9cm" svg:y="12.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8cm" svg:y="11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7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1cm" svg:height="0.5cm" svg:x="18cm" svg:y="10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3" draw:layer="layout" svg:width="0.5cm" svg:height="0.5cm" svg:x="5.2cm" svg:y="9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7" draw:text-style-name="P3" draw:layer="layout" svg:x1="5.8cm" svg:y1="9.8cm" svg:x2="23.8cm" svg:y2="6.3cm">
          <text:p/>
        </draw:line>
        <draw:line draw:style-name="gr7" draw:text-style-name="P3" draw:layer="layout" svg:x1="5.8cm" svg:y1="10.1cm" svg:x2="25.5cm" svg:y2="8.5cm">
          <text:p/>
        </draw:line>
        <draw:line draw:style-name="gr7" draw:text-style-name="P3" draw:layer="layout" svg:x1="5.8cm" svg:y1="10.2cm" svg:x2="24cm" svg:y2="12.3cm">
          <text:p/>
        </draw:line>
        <draw:line draw:style-name="gr8" draw:text-style-name="P3" draw:layer="layout" svg:x1="2.5cm" svg:y1="8.5cm" svg:x2="26cm" svg:y2="5.5cm">
          <text:p/>
        </draw:line>
        <draw:line draw:style-name="gr8" draw:text-style-name="P3" draw:layer="layout" svg:x1="3.5cm" svg:y1="12.5cm" svg:x2="26cm" svg:y2="11.3cm">
          <text:p/>
        </draw:line>
        <draw:line draw:style-name="gr8" draw:text-style-name="P3" draw:layer="layout" svg:x1="4cm" svg:y1="5.5cm" svg:x2="23.5cm" svg:y2="14cm">
          <text:p/>
        </draw:line>
        <draw:g>
          <draw:frame draw:style-name="gr9" draw:layer="layout" svg:width="3cm" svg:height="1.773cm" svg:x="15cm" svg:y="17.7cm">
            <draw:text-box>
              <text:p>Cosmic Tracks</text:p>
            </draw:text-box>
          </draw:frame>
          <draw:frame draw:style-name="gr10" draw:layer="layout" svg:width="3cm" svg:height="1.773cm" svg:x="18.7cm" svg:y="17.701cm">
            <draw:text-box>
              <text:p>Event Tracks</text:p>
            </draw:text-box>
          </draw:frame>
          <draw:custom-shape draw:style-name="gr11" draw:text-style-name="P4" draw:layer="layout" svg:width="3.7cm" svg:height="1.9cm" svg:x="22.3cm" svg:y="17.6cm">
            <text:p text:style-name="P3"><text:span text:style-name="T2">Shower</text:span></text:p>
            <text:p text:style-name="P3"><text:span text:style-name="T2">BaseTrack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2" draw:text-style-name="P5" draw:layer="layout" svg:width="1.3cm" svg:height="0.745cm" svg:x="2.2cm" svg:y="16cm">
          <draw:text-box>
            <text:p><text:span text:style-name="T3">FP</text:span></text:p>
          </draw:text-box>
        </draw:frame>
        <draw:frame draw:style-name="gr12" draw:text-style-name="P5" draw:layer="layout" svg:width="1.3cm" svg:height="0.745cm" svg:x="10.9cm" svg:y="16.001cm">
          <draw:text-box>
            <text:p><text:span text:style-name="T3">MP</text:span></text:p>
          </draw:text-box>
        </draw:frame>
        <draw:frame draw:style-name="gr12" draw:text-style-name="P5" draw:layer="layout" svg:width="1.3cm" svg:height="0.745cm" svg:x="25cm" svg:y="16.001cm">
          <draw:text-box>
            <text:p><text:span text:style-name="T3">LP</text:span></text:p>
          </draw:text-box>
        </draw:frame>
        <draw:custom-shape draw:style-name="gr13" draw:text-style-name="P6" draw:layer="layout" svg:width="1.2cm" svg:height="1.2cm" svg:x="13cm" svg:y="17.9cm">
          <text:p text:style-name="P3"><text:span text:style-name="T4">Vtx</text:span></text:p>
          <draw:enhanced-geometry svg:viewBox="0 0 780 907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mshow: different scenario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</text:p>
                <text:list>
                  <text:list-item>
                    <text:p>Only showers simulated. Most usefull for MC generation.</text:p>
                  </text:list-item>
                  <text:list-item>
                    <text:p>The user wants to start either from all simulated tracks, for tracks with highest momentum, or by MC info flags.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mshow: different scenario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</text:p>
                <text:list>
                  <text:list-item>
                    <text:p>Scanned Dataset.</text:p>
                  </text:list-item>
                  <text:list-item>
                    <text:p>Linking done, Vertexing not done.</text:p>
                  </text:list-item>
                  <text:list-item>
                    <text:p/>
                  </text:list-item>
                  <text:list-item>
                    <text:p>The user wants to start most likely from all starting points of the track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mshow: different scenario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</text:p>
                <text:list>
                  <text:list-item>
                    <text:p>Scanned Dataset.</text:p>
                  </text:list-item>
                  <text:list-item>
                    <text:p>Linking done, Vertexing done.</text:p>
                  </text:list-item>
                  <text:list-item>
                    <text:p/>
                  </text:list-item>
                  <text:list-item>
                    <text:p>The user wants to start most likely from all starting points of the tracks which have a certain criteria belonging to the vertex (IP, manual attachment)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ruktogram</text:p>
          </draw:text-box>
        </draw:frame>
        <draw:custom-shape draw:style-name="gr14" draw:text-style-name="P3" draw:layer="layout" svg:width="7.5cm" svg:height="7cm" svg:x="3.5cm" svg:y="5cm">
          <text:p text:style-name="P3">EdbPVR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92cm" svg:height="1.792cm" svg:x="5.1cm" svg:y="9.308cm">
          <text:p text:style-name="P3">eTra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92cm" svg:height="1.792cm" svg:x="7.608cm" svg:y="9.308cm">
          <text:p text:style-name="P3">eVt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1.5cm" svg:x="12.6cm" svg:y="7.8cm">
          <text:p text:style-name="P3"><text:span text:style-name="T5">linked_tracks.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5cm" svg:height="14.5cm" draw:transform="rotate (1.5707963267946) translate (3.5cm 16cm)">
          <text:p/>
          <draw:enhanced-geometry svg:viewBox="0 0 21600 21600" draw:glue-points="21600 0 0 10800 21600 21600" draw:text-areas="13800 ?f9 21600 ?f10" draw:mirror-horizontal="false" draw:mirror-vertical="false" draw:type="left-brace" draw:modifiers="5273.01565409282 11185.04930694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3" draw:layer="layout" svg:width="5.5cm" svg:height="2cm" svg:x="8.2cm" svg:y="16.3cm">
          <text:p text:style-name="P3">eShow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4.185cm" svg:height="1.276cm" svg:x="8.8cm" svg:y="12.5cm">
          <draw:text-box>
            <text:p><text:span text:style-name="T6">emsh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ruktogram</text:p>
          </draw:text-box>
        </draw:frame>
        <draw:custom-shape draw:style-name="gr14" draw:text-style-name="P10" draw:layer="layout" svg:width="7.5cm" svg:height="7cm" svg:x="3.5cm" svg:y="5cm">
          <text:p text:style-name="P10">EdbPVR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92cm" svg:height="1.792cm" svg:x="5.1cm" svg:y="9.308cm">
          <text:p text:style-name="P10">eTra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92cm" svg:height="1.792cm" svg:x="7.608cm" svg:y="9.308cm">
          <text:p text:style-name="P10">eVt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1.5cm" svg:x="12.6cm" svg:y="7.8cm">
          <text:p text:style-name="P11"><text:span text:style-name="T5">linked_tracks.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.5cm" svg:height="2cm" svg:x="8.2cm" svg:y="16.3cm">
          <text:p text:style-name="P10">eShow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3.5cm" draw:transform="rotate (0.4363323129985) translate (8.33cm 12.781cm)">
          <text:p/>
          <draw:enhanced-geometry svg:viewBox="0 0 21600 21600" draw:text-areas="?f0 ?f7 ?f2 21600" draw:type="up-arrow" draw:modifiers="9038.56041131106 6921.785476349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ruktogram</text:p>
          </draw:text-box>
        </draw:frame>
        <draw:custom-shape draw:style-name="gr14" draw:text-style-name="P10" draw:layer="layout" svg:width="7.5cm" svg:height="7cm" svg:x="3.5cm" svg:y="5cm">
          <text:p text:style-name="P10">EdbPVR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92cm" svg:height="1.792cm" svg:x="5.1cm" svg:y="9.308cm">
          <text:p text:style-name="P10">eTra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92cm" svg:height="1.792cm" svg:x="7.608cm" svg:y="9.308cm">
          <text:p text:style-name="P10">eVt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1.5cm" svg:x="12.6cm" svg:y="7.8cm">
          <text:p text:style-name="P11"><text:span text:style-name="T5">linked_tracks.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92cm" svg:height="1.792cm" svg:x="6.308cm" svg:y="5.608cm">
          <text:p text:style-name="P10">eShow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ority in reco hierarch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tx &amp;&amp; eTracks: </text:p>
                <text:list>
                  <text:list-item>
                    <text:p>Reco from eTracks that belong to eVtx</text:p>
                  </text:list-item>
                </text:list>
              </text:list-item>
              <text:list-item>
                <text:p>eTracks &amp;&amp; !eVtx</text:p>
                <text:list>
                  <text:list-item>
                    <text:p>Reco from all eTracks</text:p>
                  </text:list-item>
                </text:list>
              </text:list-item>
              <text:list-item>
                <text:p>!eTracks, !eVtx</text:p>
                <text:list>
                  <text:list-item>
                    <text:p>linked_tracks.root</text:p>
                    <text:list>
                      <text:list-item>
                        <text:p>Reco from all tracks</text:p>
                      </text:list-item>
                    </text:list>
                  </text:list-item>
                  <text:list-item>
                    <text:p>!linked_tracks.root</text:p>
                    <text:list>
                      <text:list-item>
                        <text:p>Reco from all Basetracks, starting <text:span text:style-name="T7">[Firstplate, Lastplate-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3" draw:layer="layout" svg:width="11.5cm" svg:height="1.5cm" draw:transform="rotate (-1.57079632679579) translate (26.5cm 5cm)">
          <text:p text:style-name="P3">Degree of inform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 Detai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tandard Algo: <text:span text:style-name="T8">(</text:span><text:span text:style-name="T9">EdbShowAlg</text:span><text:span text:style-name="T8">_OI)</text:span></text:p>
                <text:list>
                  <text:list-item>
                    <text:p>ConeTube („OI“ Implementation according to Frederics algo.)</text:p>
                    <text:list>
                      <text:list-item>
                        <text:p>Cone: 800mircons Zylinder,0.02 opening angle</text:p>
                      </text:list-item>
                      <text:list-item>
                        <text:p>Connection: 150mircons, 0.025 rad</text:p>
                      </text:list-item>
                      <text:list-item>
                        <text:p>Npropag max 3;</text:p>
                      </text:list-item>
                    </text:list>
                  </text:list-item>
                </text:list>
              </text:list-item>
              <text:list-item>
                <text:p>Cleaning of the EdbPVR object <text:s/><text:span text:style-name="T8">(</text:span><text:span text:style-name="T9">EdbPVRQuality</text:span><text:span text:style-name="T8">)</text:span></text:p>
                <text:list>
                  <text:list-item>
                    <text:p>Max average BT density: 20BT/mm2</text:p>
                  </text:list-item>
                  <text:list-item>
                    <text:p>Cut by Qu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0-22T17:27:38</meta:creation-date>
    <dc:language>de-DE</dc:language>
    <meta:editing-cycles>64</meta:editing-cycles>
    <meta:editing-duration>PT24H39M18S</meta:editing-duration>
    <meta:initial-creator>frank </meta:initial-creator>
    <dc:date>2010-11-25T08:49:34</dc:date>
    <dc:creator>fwm 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usr/lib/openoffice/basis3.2/share/template/de/layout/lyt-roundedrect.otp"/>
  </office:meta>
</office:document-meta>
</file>